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5" style:family="table">
      <style:table-properties style:width="10.629cm" table:align="center" style:writing-mode="lr-tb"/>
    </style:style>
    <style:style style:name="Tabla5.A" style:family="table-column">
      <style:table-column-properties style:column-width="10.629cm"/>
    </style:style>
    <style:style style:name="Tabla5.1" style:family="table-row">
      <style:table-row-properties style:min-row-height="1.374cm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2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3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4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5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7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89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2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4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7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0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/>
    </style:style>
    <style:style style:name="P1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1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5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5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162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4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7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8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9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7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1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2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4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5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6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7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8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9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80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81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82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4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6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190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9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2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93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94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95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6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7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8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9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200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20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2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203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204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205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206" style:family="paragraph" style:parent-style-name="Standard" style:list-style-name="L2">
      <style:paragraph-properties fo:margin-top="0cm" fo:margin-bottom="0cm" fo:line-height="100%" fo:text-align="justify" style:justify-single-word="false">
        <style:tab-stops/>
      </style:paragraph-properties>
    </style:style>
    <style:style style:name="P207" style:family="paragraph" style:parent-style-name="Standard" style:list-style-name="L2">
      <style:paragraph-properties fo:margin-top="0cm" fo:margin-bottom="0cm" fo:line-height="100%" fo:text-align="justify" style:justify-single-word="false"/>
    </style:style>
    <style:style style:name="P208" style:family="paragraph" style:parent-style-name="Standard" style:list-style-name="L2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20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2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2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1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14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15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16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style:font-size-asian="10pt" style:font-size-complex="10pt"/>
    </style:style>
    <style:style style:name="P21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8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5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7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8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fo:color="#000000" style:font-name="Arial" fo:language="pt" fo:country="BR" fo:font-weight="normal" style:font-weight-asian="normal" style:font-weight-complex="normal"/>
    </style:style>
    <style:style style:name="T11" style:family="text">
      <style:text-properties fo:color="#000000" fo:font-weight="normal" fo:background-color="transparent" style:font-weight-asian="normal" style:font-name-complex="Arial2"/>
    </style:style>
    <style:style style:name="T12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3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4" style:family="text">
      <style:text-properties fo:color="#000000" fo:font-weight="normal" style:font-weight-asian="normal" style:font-name-complex="Arial2" style:font-weight-complex="normal"/>
    </style:style>
    <style:style style:name="T15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6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8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9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20" style:family="text">
      <style:text-properties fo:color="#000000" fo:font-weight="bold" style:font-weight-asian="bold" style:font-name-complex="Arial2"/>
    </style:style>
    <style:style style:name="T21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2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3" style:family="text">
      <style:text-properties fo:color="#000000" style:font-name-asian="Times New Roman1" style:language-asian="pt" style:country-asian="BR" style:font-name-complex="Arial2"/>
    </style:style>
    <style:style style:name="T24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5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6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7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fo:font-weight="bold" style:font-weight-asian="bold" style:font-name-complex="Arial2"/>
    </style:style>
    <style:style style:name="T32" style:family="text">
      <style:text-properties fo:font-weight="bold" style:font-weight-asian="bold" style:font-name-complex="Arial2" style:font-style-complex="italic" style:font-weight-complex="bold"/>
    </style:style>
    <style:style style:name="T33" style:family="text">
      <style:text-properties fo:font-weight="bold" style:font-weight-asian="bold" style:font-name-complex="Arial2" style:font-weight-complex="bold"/>
    </style:style>
    <style:style style:name="T34" style:family="text">
      <style:text-properties fo:font-weight="bold" style:font-weight-asian="bold" style:font-style-complex="italic" style:font-weight-complex="bold"/>
    </style:style>
    <style:style style:name="T35" style:family="text">
      <style:text-properties fo:font-weight="bold" fo:background-color="transparent" style:font-weight-asian="bold" style:font-name-complex="Arial2" style:font-weight-complex="bold"/>
    </style:style>
    <style:style style:name="T36" style:family="text">
      <style:text-properties fo:font-weight="bold" style:language-asian="pt" style:country-asian="BR" style:font-weight-asian="bold" style:font-name-complex="Arial2"/>
    </style:style>
    <style:style style:name="T37" style:family="text">
      <style:text-properties style:font-name="Arial" fo:language="pt" fo:country="BR"/>
    </style:style>
    <style:style style:name="T38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9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40" style:family="text">
      <style:text-properties style:font-name="Arial" fo:language="pt" fo:country="BR" fo:font-weight="normal" style:font-weight-asian="normal"/>
    </style:style>
    <style:style style:name="T41" style:family="text">
      <style:text-properties style:font-name="Arial" fo:language="pt" fo:country="BR" fo:font-weight="normal" style:font-weight-asian="normal" style:font-weight-complex="normal"/>
    </style:style>
    <style:style style:name="T42" style:family="text">
      <style:text-properties style:font-name="Arial" fo:background-color="transparent" style:font-name-complex="Arial"/>
    </style:style>
    <style:style style:name="T43" style:family="text">
      <style:text-properties style:font-name="Arial" fo:background-color="transparent" style:font-name-asian="Calibri1" style:font-style-complex="italic"/>
    </style:style>
    <style:style style:name="T44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5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6" style:family="text">
      <style:text-properties style:font-name="Arial" fo:font-size="10pt" fo:language="pt" fo:country="BR" style:font-size-asian="10pt" style:font-name-complex="Arial2" style:font-size-complex="10pt"/>
    </style:style>
    <style:style style:name="T47" style:family="text"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48" style:family="text">
      <style:text-properties style:font-name="Arial" fo:font-size="10pt" style:font-size-asian="10pt" style:font-size-complex="10pt" style:font-style-complex="italic"/>
    </style:style>
    <style:style style:name="T49" style:family="text">
      <style:text-properties style:font-name="Arial" fo:font-size="10pt" style:font-size-asian="10pt" style:font-name-complex="Arial" style:font-size-complex="10pt"/>
    </style:style>
    <style:style style:name="T50" style:family="text">
      <style:text-properties style:font-name="Arial" fo:font-size="10pt" style:font-size-asian="10pt" style:font-name-complex="Arial" style:font-size-complex="10pt" style:font-style-complex="italic"/>
    </style:style>
    <style:style style:name="T51" style:family="text">
      <style:text-properties style:font-name="Arial" style:font-name-complex="Arial"/>
    </style:style>
    <style:style style:name="T52" style:family="text">
      <style:text-properties style:font-name="Arial" style:font-name-complex="Arial" style:font-style-complex="italic"/>
    </style:style>
    <style:style style:name="T53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4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style-complex="italic" style:font-weight-complex="normal"/>
    </style:style>
    <style:style style:name="T55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6" style:family="text">
      <style:text-properties style:font-name="Arial" style:font-style-complex="italic"/>
    </style:style>
    <style:style style:name="T57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8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3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4" style:family="text">
      <style:text-properties fo:font-weight="normal" style:font-weight-asian="normal" style:font-name-complex="Arial2"/>
    </style:style>
    <style:style style:name="T65" style:family="text">
      <style:text-properties fo:font-weight="normal" style:font-weight-asian="normal" style:font-name-complex="Arial2" style:font-weight-complex="bold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background-color="transparent"/>
    </style:style>
    <style:style style:name="T68" style:family="text">
      <style:text-properties fo:background-color="transparent" style:font-style-complex="italic"/>
    </style:style>
    <style:style style:name="T69" style:family="text">
      <style:text-properties fo:background-color="transparent" style:font-name-complex="Arial"/>
    </style:style>
    <style:style style:name="T70" style:family="text">
      <style:text-properties fo:language="pt" fo:country="BR" fo:font-weight="bold" style:font-weight-asian="bold" style:font-name-complex="Arial2"/>
    </style:style>
    <style:style style:name="T71" style:family="text">
      <style:text-properties fo:language="pt" fo:country="BR" fo:font-weight="bold" style:font-weight-asian="bold" style:font-name-complex="Arial2" style:font-weight-complex="bold"/>
    </style:style>
    <style:style style:name="T72" style:family="text">
      <style:text-properties fo:language="pt" fo:country="BR" fo:font-weight="bold" style:language-asian="pt" style:country-asian="BR" style:font-weight-asian="bold" style:font-name-complex="Arial2"/>
    </style:style>
    <style:style style:name="T73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4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5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6" style:family="text">
      <style:text-properties fo:language="pt" fo:country="BR" fo:font-style="normal" style:font-style-asian="normal" style:font-name-complex="Arial2" style:font-style-complex="normal"/>
    </style:style>
    <style:style style:name="T77" style:family="text">
      <style:text-properties fo:language="pt" fo:country="BR" fo:font-style="normal" style:language-asian="pt" style:country-asian="BR" style:font-style-asian="normal" style:font-style-complex="italic"/>
    </style:style>
    <style:style style:name="T78" style:family="text">
      <style:text-properties fo:language="pt" fo:country="BR" style:font-name-complex="Arial2"/>
    </style:style>
    <style:style style:name="T79" style:family="text">
      <style:text-properties fo:language="pt" fo:country="BR" style:font-name-complex="Arial2" style:font-weight-complex="bold"/>
    </style:style>
    <style:style style:name="T80" style:family="text">
      <style:text-properties fo:language="pt" fo:country="BR" style:font-name-complex="Arial2" style:font-style-complex="italic"/>
    </style:style>
    <style:style style:name="T81" style:family="text">
      <style:text-properties style:font-name-complex="Arial2"/>
    </style:style>
    <style:style style:name="T82" style:family="text">
      <style:text-properties style:font-name-complex="Arial2" style:font-weight-complex="bold"/>
    </style:style>
    <style:style style:name="T83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4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6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88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89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0" style:family="text">
      <style:text-properties fo:font-variant="normal" fo:text-transform="none" fo:letter-spacing="normal" fo:language="pt" fo:country="BR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91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2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4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5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6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7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8" style:family="text">
      <style:text-properties fo:font-size="10pt" style:text-underline-style="none" style:font-size-asian="10pt" style:font-name-complex="Arial2" style:font-size-complex="10pt"/>
    </style:style>
    <style:style style:name="T99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00" style:family="text">
      <style:text-properties fo:font-size="10pt" style:font-size-asian="10pt" style:font-name-complex="Arial2" style:font-size-complex="10pt"/>
    </style:style>
    <style:style style:name="T101" style:family="text">
      <style:text-properties style:font-style-complex="italic"/>
    </style:style>
    <style:style style:name="T102" style:family="text">
      <style:text-properties style:font-style-complex="italic" style:font-weight-complex="bold"/>
    </style:style>
    <style:style style:name="T103" style:family="text">
      <style:text-properties fo:color="#ff0000"/>
    </style:style>
    <style:style style:name="T104" style:family="text">
      <style:text-properties fo:color="#008000" fo:font-weight="bold" style:font-weight-asian="bold" style:font-name-complex="Arial2" style:font-weight-complex="bold"/>
    </style:style>
    <style:style style:name="T105" style:family="text">
      <style:text-properties fo:background-color="#ffffff" style:font-name-complex="Arial2"/>
    </style:style>
    <style:style style:name="T106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7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8" style:family="text">
      <style:text-properties fo:language="pt" fo:country="PT" fo:font-weight="bold" style:font-weight-asian="bold" style:font-name-complex="Arial2"/>
    </style:style>
    <style:style style:name="T109" style:family="text">
      <style:text-properties fo:language="pt" fo:country="PT" fo:font-weight="bold" style:font-weight-asian="bold" style:font-style-complex="italic" style:font-weight-complex="bold"/>
    </style:style>
    <style:style style:name="T110" style:family="text">
      <style:text-properties fo:language="pt" fo:country="PT" style:font-style-complex="italic" style:font-weight-complex="bold"/>
    </style:style>
    <style:style style:name="T111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12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3" style:family="text">
      <style:text-properties fo:language="en" fo:country="US" style:font-name-complex="Arial2" style:font-style-complex="italic"/>
    </style:style>
    <style:style style:name="T114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5" style:family="text">
      <style:text-properties fo:language="en" fo:country="US" style:text-underline-style="none" style:font-name-complex="Arial2"/>
    </style:style>
    <style:style style:name="T116" style:family="text">
      <style:text-properties style:font-name="Arial1" fo:font-size="10pt" style:font-size-asian="10pt" style:font-name-complex="Arial2" style:font-size-complex="10pt"/>
    </style:style>
    <style:style style:name="T117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1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19" style:family="text">
      <style:text-properties style:font-name="Arial1"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20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3">RELATÓRIO TÉCNICO III</text:p>
      <text:p text:style-name="P72"><text:placeholder text:placeholder-type="text">&lt;setLang('pt_BR')&gt;</text:placeholder></text:p>
      <text:p text:style-name="P178"><text:bookmark-start text:name="bmkHeaderProd1"/><text:span text:style-name="T69"><text:placeholder text:placeholder-type="text">&lt;if test="o.type=='technical_product'"&gt;</text:placeholder></text:span><text:bookmark-end text:name="bmkHeaderProd1"/><text:span text:style-name="T69"><text:placeholder text:placeholder-type="text">&lt;o.technical_product_id.name&gt;</text:placeholder></text:span><text:span text:style-name="T69"><text:placeholder text:placeholder-type="text">&lt;/if&gt;</text:placeholder></text:span><text:bookmark-start text:name="bmkHeaderProd21"/><text:span text:style-name="T69"><text:placeholder text:placeholder-type="text">&lt;if test="o.type=='formulated_product'"&gt;</text:placeholder></text:span><text:bookmark-end text:name="bmkHeaderProd21"/><text:span text:style-name="T69"><text:placeholder text:placeholder-type="text">&lt;o.formulated_product_id.name&gt;</text:placeholder></text:span><text:span text:style-name="T69"><text:placeholder text:placeholder-type="text">&lt;/if&gt;</text:placeholder></text:span></text:p>
      <text:p text:style-name="P174"/>
      <text:p text:style-name="P73"><text:span text:style-name="T69"><text:placeholder text:placeholder-type="text">&lt;if test="o.type=='technical_product'"&gt;</text:placeholder></text:span><text:span text:style-name="T67">PRODUTO TÉCNICO por EQUIVALÊNCIA </text:span><text:span text:style-name="T69"><text:placeholder text:placeholder-type="text">&lt;/if&gt;</text:placeholder></text:span><text:span text:style-name="T69"><text:placeholder text:placeholder-type="text">&lt;if test="o.type=='formulated_product'"&gt;</text:placeholder></text:span><text:span text:style-name="T67">PRODUTO FORMULADO A BASE DE PRODUTO TÉCNICO EQUIVALENTE</text:span><text:span text:style-name="T69"><text:placeholder text:placeholder-type="text">&lt;/if&gt;</text:placeholder></text:span></text:p>
      <text:p text:style-name="P73"/>
      <text:list xml:id="list1333858332" text:style-name="WWNum5">
        <text:list-item>
          <text:p text:style-name="P217">Nome(s) e endereço(s) completo(s) do(s) fabricante(s) e do(s) fornecedor(s) do produto a ser avaliado</text:p>
        </text:list-item>
      </text:list>
      <text:p text:style-name="P134"/>
      <text:p text:style-name="P82">FABRICANTE DO PRODUTO TÉCNICO:</text:p>
      <text:p text:style-name="P82"/>
      <table:table table:name="Table5" table:style-name="Table5">
        <table:table-column table:style-name="Table5.A"/>
        <table:table-row>
          <table:table-cell table:style-name="Table5.A1" office:value-type="string">
            <text:p text:style-name="P130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5"><text:placeholder text:placeholder-type="text">&lt;partner.name&gt;</text:placeholder></text:p>
            <text:p text:style-name="P86"><text:placeholder text:placeholder-type="text">&lt;partner.street&gt;</text:placeholder>, <text:placeholder text:placeholder-type="text">&lt;partner.street2&gt;</text:placeholder></text:p>
            <text:p text:style-name="P86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/for&gt;</text:placeholder></text:p>
          </table:table-cell>
        </table:table-row>
      </table:table>
      <text:p text:style-name="P136"><text:span text:style-name="Fuente_20_de_20_párrafo_20_predeter."><text:span text:style-name="T42"><text:placeholder text:placeholder-type="text">&lt;if test="o.type=='technical_product'"&gt;</text:placeholder></text:span></text:span><text:bookmark-start text:name="bkmFabNome1"/></text:p>
      <text:p text:style-name="P82"/>
      <text:p text:style-name="P82"><text:bookmark-end text:name="bkmFabNome1"/>IMPORTADOR DO PRODUTO TÉCNICO:</text:p>
      <text:p text:style-name="P82"/>
      <text:p text:style-name="P87"><text:span text:style-name="T68"><text:placeholder text:placeholder-type="text">&lt;for each="importer in o.partner_role_in_registry_ids"&gt;</text:placeholder></text:span><text:span text:style-name="T68"> </text:span></text:p>
      <text:p text:style-name="P76"><text:placeholder text:placeholder-type="text">&lt;if test="importer.type =='importer'"&gt;</text:placeholder></text:p>
      <text:p text:style-name="P142"><text:placeholder text:placeholder-type="text">&lt;importer.partner_id.name&gt;</text:placeholder></text:p>
      <text:p text:style-name="P88"><text:span text:style-name="T68"><text:placeholder text:placeholder-type="text">&lt;importer.partner_id.street&gt;</text:placeholder></text:span><text:span text:style-name="T68">,</text:span></text:p>
      <text:p text:style-name="P88"><text:span text:style-name="T68"><text:placeholder text:placeholder-type="text">&lt;importer.partner_id.city&gt;</text:placeholder></text:span><text:span text:style-name="T68">,</text:span><text:span text:style-name="T68"><text:placeholder text:placeholder-type="text">&lt;importer.partner_id.state_id.name&gt;</text:placeholder></text:span><text:span text:style-name="T68"> - CEP </text:span><text:span text:style-name="T68"><text:placeholder text:placeholder-type="text">&lt;importer.partner_id.zip&gt;</text:placeholder></text:span></text:p>
      <text:p text:style-name="P84"><text:span text:style-name="T81">Tel. </text:span><text:span text:style-name="T17"><text:placeholder text:placeholder-type="text">&lt;importer.partner_id.phone&gt;</text:placeholder></text:span><text:span text:style-name="T17"> </text:span><text:span text:style-name="T81">– Fax: </text:span><text:span text:style-name="T17"><text:placeholder text:placeholder-type="text">&lt;importer.partner_id.fax&gt;</text:placeholder></text:span><text:span text:style-name="T17"> </text:span></text:p>
      <text:p text:style-name="P84"><text:span text:style-name="T81">CNPJ: </text:span><text:span text:style-name="T17"><text:placeholder text:placeholder-type="text">&lt;importer.partner_id.vat&gt;</text:placeholder></text:span><text:span text:style-name="T17"> </text:span><text:span text:style-name="T81">– Inscrição Estadual: </text:span><text:span text:style-name="T17"><text:placeholder text:placeholder-type="text">&lt;importer.partner_id.state_registration_code&gt;</text:placeholder></text:span><text:span text:style-name="T17"> </text:span></text:p>
      <text:p text:style-name="P81"><text:span text:style-name="T46">Registro Estadual n</text:span><text:span text:style-name="T83">o</text:span><text:span text:style-name="hps"><text:span text:style-name="T84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1"><text:span text:style-name="hps"><text:span text:style-name="T46">Registro de</text:span></text:span><text:span text:style-name="short_5f_text"><text:span text:style-name="T46"> </text:span></text:span><text:span text:style-name="hps"><text:span text:style-name="T46">agência</text:span></text:span><text:span text:style-name="short_5f_text"><text:span text:style-name="T46"> </text:span></text:span><text:span text:style-name="hps"><text:span text:style-name="T46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5"><text:placeholder text:placeholder-type="text">&lt;/if&gt;</text:placeholder></text:p>
      <text:p text:style-name="P83"><text:span text:style-name="T103"><text:placeholder text:placeholder-type="text">&lt;/for&gt;</text:placeholder></text:span><text:span text:style-name="T1"> </text:span></text:p>
      <text:p text:style-name="P124"><text:span text:style-name="Fuente_20_de_20_párrafo_20_predeter."><text:span text:style-name="T48"/></text:span></text:p>
      <text:p text:style-name="P124"><text:span text:style-name="Fuente_20_de_20_párrafo_20_predeter."><text:span text:style-name="T56"><text:placeholder text:placeholder-type="text">&lt;/if&gt;</text:placeholder></text:span></text:span></text:p>
      <text:p text:style-name="P138"><text:span text:style-name="Fuente_20_de_20_párrafo_20_predeter."><text:span text:style-name="T51"><text:placeholder text:placeholder-type="text">&lt;if test="o.type=='formulated_product'"&gt;</text:placeholder></text:span></text:span></text:p>
      <text:p text:style-name="P138"><text:span text:style-name="Fuente_20_de_20_párrafo_20_predeter."><text:span text:style-name="T49"/></text:span></text:p>
      <text:p text:style-name="P77">FORMULADOR / MANIPULADOR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0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5"><text:placeholder text:placeholder-type="text">&lt;partner.name&gt;</text:placeholder></text:p>
            <text:p text:style-name="P86"><text:placeholder text:placeholder-type="text">&lt;partner.street&gt;</text:placeholder>, <text:placeholder text:placeholder-type="text">&lt;partner.street2&gt;</text:placeholder></text:p>
            <text:p text:style-name="P86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/for&gt;</text:placeholder></text:p>
          </table:table-cell>
        </table:table-row>
      </table:table>
      <text:p text:style-name="P124"><text:soft-page-break/><text:span text:style-name="Fuente_20_de_20_párrafo_20_predeter."><text:span text:style-name="T48"/></text:span></text:p>
      <text:p text:style-name="P124"><text:span text:style-name="Fuente_20_de_20_párrafo_20_predeter."><text:span text:style-name="T56"><text:placeholder text:placeholder-type="text">&lt;/if&gt;</text:placeholder></text:span></text:span></text:p>
      <text:p text:style-name="P140"><text:span text:style-name="Fuente_20_de_20_párrafo_20_predeter."><text:span text:style-name="T53"><text:placeholder text:placeholder-type="text">&lt;if test="o.type=='formulated_product'"&gt;</text:placeholder></text:span></text:span></text:p>
      <text:list xml:id="list1640683327" text:continue-numbering="true" text:style-name="WWNum5">
        <text:list-item>
          <text:p text:style-name="P213"><text:span text:style-name="Fuente_20_de_20_párrafo_20_predeter."><text:span text:style-name="T43">Código(s) atribuído(s) durante a fase experimental:</text:span></text:span></text:p>
        </text:list-item>
      </text:list>
      <text:p text:style-name="P143"/>
      <text:p text:style-name="P202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<text:p text:style-name="P119"><text:placeholder text:placeholder-type="text">&lt;insert_html(inf)&gt;</text:placeholder></text:p>
      <text:p text:style-name="P162"><text:span text:style-name="Fuente_20_de_20_párrafo_20_predeter."><text:span text:style-name="T77"/></text:span></text:p>
      <text:p text:style-name="P162"><text:span text:style-name="Fuente_20_de_20_párrafo_20_predeter."><text:span text:style-name="T77"><text:placeholder text:placeholder-type="text">&lt;/for&gt;</text:placeholder></text:span></text:span></text:p>
      <text:p text:style-name="P129"><text:span text:style-name="Fuente_20_de_20_párrafo_20_predeter."><text:span text:style-name="T54"><text:placeholder text:placeholder-type="text">&lt;/if&gt;</text:placeholder></text:span></text:span></text:p>
      <text:list xml:id="list1273889856" text:continue-numbering="true" text:style-name="WWNum5">
        <text:list-item>
          <text:p text:style-name="P215">número(s) de código do(s) ingrediente(s) ativo(s) no Chemical Abstracts Service Registry (CAS)</text:p>
        </text:list-item>
      </text:list>
      <text:p text:style-name="P131"><text:bookmark-start text:name="bkmFabNome31"/><text:bookmark-start text:name="bkmFabProcs"/></text:p>
      <text:p text:style-name="P118"><text:placeholder text:placeholder-type="text">&lt;for each="cqq in cqqs(o,'chemical')"&gt;</text:placeholder></text:p>
      <text:p text:style-name="P118"><text:span text:style-name="T26"><text:placeholder text:placeholder-type="text">&lt;cqq.ingredient_id.name&gt;</text:placeholder></text:span><text:span text:style-name="T25"> </text:span><text:span text:style-name="T81">CAS nº </text:span><text:span text:style-name="T36"><text:placeholder text:placeholder-type="text">&lt;cqq.ingredient_id.cas&gt;</text:placeholder></text:span></text:p>
      <text:p text:style-name="P127"><text:placeholder text:placeholder-type="text">&lt;/for&gt;</text:placeholder></text:p>
      <text:p text:style-name="P127"/>
      <text:p text:style-name="P139"><text:span text:style-name="Fuente_20_de_20_párrafo_20_predeter."><text:span text:style-name="T52"><text:placeholder text:placeholder-type="text">&lt;if test="o.type=='technical_product'"&gt;</text:placeholder></text:span></text:span></text:p>
      <text:list xml:id="list1723765775" text:continue-numbering="true" text:style-name="WWNum5">
        <text:list-item>
          <text:p text:style-name="P213">Esquema do processo produtivo do produto, contemplando suas etapas de síntese, seus subprodutos e impurezas; (Anexo 16.5)</text:p>
        </text:list-item>
      </text:list>
      <text:p text:style-name="P127"/>
      <text:p text:style-name="P164"><text:span text:style-name="T82">Seguem anexas as cópias autenticadas das</text:span><text:span text:style-name="T33"> </text:span><text:span text:style-name="T82">declarações fornecidas pelo fabricante e de suas respectivas traduções juramentadas:</text:span></text:p>
      <text:p text:style-name="P163"/>
      <text:p text:style-name="P103">Fabricante: <text:span text:style-name="T66"><text:placeholder text:placeholder-type="text">&lt;for each="manufacturer in partners(o, 'manufacturer')"&gt;</text:placeholder></text:span><text:span text:style-name="T66"> </text:span></text:p>
      <text:p text:style-name="P176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5"/>
      <text:p text:style-name="P166"><text:placeholder text:placeholder-type="text">&lt;if test="p_doc(o, 'Authorization letter', 'approved', manufacturer)"&gt;</text:placeholder></text:p>
      <text:p text:style-name="P166"><text:placeholder text:placeholder-type="text">&lt;for each="doc in p_doc(o, 'Authorization letter', 'approved', manufacturer)"&gt;</text:placeholder></text:p>
      <text:p text:style-name="P172"><text:span text:style-name="T23">- Carta de Autorização de Acesso de Uso de Dados – </text:span><text:span text:style-name="T23"><text:placeholder text:placeholder-type="text">&lt;doc.name&gt;</text:placeholder></text:span><text:span text:style-name="T23"> </text:span><text:span text:style-name="T24">Carta de Acesso de Uso de Dado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0"><text:placeholder text:placeholder-type="text">&lt;/for&gt;</text:placeholder></text:p>
      <text:p text:style-name="P168"><text:placeholder text:placeholder-type="text">&lt;/if&gt;</text:placeholder></text:p>
      <text:p text:style-name="P166"><text:placeholder text:placeholder-type="text">&lt;if test="p_doc(o, 'Process of manufacture', 'approved', manufacturer)"&gt;</text:placeholder></text:p>
      <text:p text:style-name="P166"><text:placeholder text:placeholder-type="text">&lt;for each="doc in p_doc(o, 'Process of manufacture', 'approved', manufacturer)"&gt;</text:placeholder></text:p>
      <text:p text:style-name="P172"><text:span text:style-name="T23">- Descrição do processo de produção do produto técnico fornecida pelo fabricante </text:span><text:span text:style-name="T23"><text:placeholder text:placeholder-type="text">&lt;doc.name&gt;</text:placeholder></text:span><text:span text:style-name="T23"> </text:span><text:span text:style-name="T24">Processo de Manufatura</text:span><text:span text:style-name="T82">.</text:span><text:span text:style-name="T24">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1"><text:placeholder text:placeholder-type="text">&lt;/for&gt;</text:placeholder></text:p>
      <text:p text:style-name="P167"><text:placeholder text:placeholder-type="text">&lt;/if&gt;</text:placeholder></text:p>
      <text:p text:style-name="P166"><text:placeholder text:placeholder-type="text">&lt;if test="p_doc(o, 'Justification of impurities', 'approved', manufacturer)"&gt;</text:placeholder></text:p>
      <text:p text:style-name="P166"><text:placeholder text:placeholder-type="text">&lt;for each="doc in p_doc(o, 'Justification of impurities', 'approved', manufacturer)"&gt;</text:placeholder></text:p>
      <text:p text:style-name="P172"><text:span text:style-name="T23">- Discussão sobre a formação teórica de todas as possíveis impurezas geradas no processo de fabricação do produto técnico </text:span><text:span text:style-name="T23"><text:placeholder text:placeholder-type="text">&lt;doc.name&gt;</text:placeholder></text:span><text:span text:style-name="T23"> </text:span><text:span text:style-name="T24">Justificativa de Formação de Impurezas. </text:span><text:span text:style-name="T24"><text:placeholder text:placeholder-type="text">&lt;doc.number_of_pages&gt;</text:placeholder></text:span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1"><text:placeholder text:placeholder-type="text">&lt;/for&gt;</text:placeholder></text:p>
      <text:p text:style-name="P167"><text:placeholder text:placeholder-type="text">&lt;/if&gt;</text:placeholder></text:p>
      <text:p text:style-name="P166"><text:placeholder text:placeholder-type="text">&lt;if test="p_doc(o, 'Declaration of Supply', 'approved', manufacturer)"&gt;</text:placeholder></text:p>
      <text:p text:style-name="P166"><text:placeholder text:placeholder-type="text">&lt;for each="doc in p_doc(o, 'Declaration of Supply', 'approved', manufacturer)"&gt;</text:placeholder></text:p>
      <text:p text:style-name="P172"><text:span text:style-name="T23">- Declaração do fabricante assegurando o fornecimento do produto para o registrante conforme as especificações do registro </text:span><text:span text:style-name="T23"><text:placeholder text:placeholder-type="text">&lt;doc.name&gt;</text:placeholder></text:span><text:span text:style-name="T23"> </text:span><text:span text:style-name="T24">Declaração de Fornecimento. </text:span><text:span text:style-name="T24"><text:placeholder text:placeholder-type="text">&lt;doc.number_of_pages&gt;</text:placeholder></text:span><text:soft-page-break/><text:span text:style-name="T24"> </text:span><text:span text:style-name="T23">páginas. </text:span><text:span text:style-name="T23"><text:placeholder text:placeholder-type="text">&lt;if test="doc.issue_date"&gt;</text:placeholder></text:span><text:span text:style-name="T23"><text:placeholder text:placeholder-type="text">&lt;formatLang(doc.issue_date,date=True)&gt;</text:placeholder></text:span><text:span text:style-name="T23"><text:placeholder text:placeholder-type="text">&lt;/if&gt;</text:placeholder></text:span></text:p>
      <text:p text:style-name="P171"><text:placeholder text:placeholder-type="text">&lt;/for&gt;</text:placeholder></text:p>
      <text:p text:style-name="P167"><text:placeholder text:placeholder-type="text">&lt;/if&gt;</text:placeholder></text:p>
      <text:p text:style-name="P169"><text:placeholder text:placeholder-type="text">&lt;/for&gt;</text:placeholder></text:p>
      <text:p text:style-name="P169"/>
      <text:list xml:id="list1278384909" text:continue-numbering="true" text:style-name="WWNum5">
        <text:list-item>
          <text:p text:style-name="P214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7"/>
      <text:p text:style-name="P156"><text:span text:style-name="T82">Segue anexa a Declaração da Composição Quali-Quantitativa para o produto </text:span><text:span text:style-name="T21"><text:placeholder text:placeholder-type="text">&lt;o.technical_product_id.name&gt;</text:placeholder></text:span><text:span text:style-name="T82"> elaborada com base no estudo de análise de cinco bateladas.</text:span></text:p>
      <text:p text:style-name="P154"/>
      <text:p text:style-name="P103"><text:placeholder text:placeholder-type="text">&lt;for each="manufacturer in partners(o, 'manufacturer')"&gt;</text:placeholder></text:p>
      <text:p text:style-name="P176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6"><text:placeholder text:placeholder-type="text">&lt;if test="study(o, 'Five-Batches', 'approved', supplier_id=manufacturer)"&gt;</text:placeholder></text:p>
      <text:p text:style-name="P166"><text:placeholder text:placeholder-type="text">&lt;for each="study in study(o, 'Five-Batches', 'approved', supplier_id=manufacturer)"&gt;</text:placeholder></text:p>
      <text:p text:style-name="P106"/>
      <text:p text:style-name="P177">Estudo de análise de cinco bateladas:</text:p>
      <text:p text:style-name="P177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6"><text:placeholder text:placeholder-type="text">&lt;/if&gt;</text:placeholder></text:p>
      <text:p text:style-name="P173"><text:placeholder text:placeholder-type="text">&lt;/for&gt;</text:placeholder></text:p>
      <text:p text:style-name="P175">Estas informações e documentos estão constantes no Anexo 16.1</text:p>
      <text:p text:style-name="P175"/>
      <text:list xml:id="list724711684" text:continue-numbering="true" text:style-name="WWNum5">
        <text:list-item>
          <text:p text:style-name="P214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5"/>
      <text:h text:style-name="P96" text:outline-level="1"><text:span text:style-name="T14">As impurezas são discutidas na “Declaração da Composição Qualitativa e Quantitativa” do </text:span><text:span text:style-name="T12">produto </text:span><text:span text:style-name="T13"><text:placeholder text:placeholder-type="text">&lt;o.technical_product_id.name&gt;</text:placeholder></text:span><text:span text:style-name="T12"> , <text:s/>elaborada com base no estudo de análise de cinco bateladas</text:span><text:span text:style-name="T11">. </text:span></text:h>
      <text:p text:style-name="P94"/>
      <text:p text:style-name="P103"><text:placeholder text:placeholder-type="text">&lt;for each="manufacturer in partners(o, 'manufacturer')"&gt;</text:placeholder></text:p>
      <text:p text:style-name="P176"><text:span text:style-name="T29">Fabricante:</text:span><text:span text:style-name="T30"> </text:span><text:span text:style-name="T30"><text:placeholder text:placeholder-type="text">&lt;manufacturer.name&gt;</text:placeholder></text:span></text:p>
      <text:p text:style-name="P166"><text:placeholder text:placeholder-type="text">&lt;if test="study(o, 'Five-Batches', 'approved', supplier_id=manufacturer)"&gt;</text:placeholder></text:p>
      <text:p text:style-name="P166"><text:placeholder text:placeholder-type="text">&lt;for each="study in study(o, 'Five-Batches', 'approved', supplier_id=manufacturer)"&gt;</text:placeholder></text:p>
      <text:p text:style-name="P106"/>
      <text:p text:style-name="P177">Estudo de análise de cinco bateladas:</text:p>
      <text:p text:style-name="P177"/>
      <text:p text:style-name="P57"><text:span text:style-name="T22">Ref:</text:span><text:span text:style-name="T23"> </text:span><text:span text:style-name="T15"><text:placeholder text:placeholder-type="text">&lt;study.reference&gt;</text:placeholder></text:span><text:span text:style-name="T15">, </text:span><text:span text:style-name="T15"><text:placeholder text:placeholder-type="text">&lt;study.name&gt;</text:placeholder></text:span><text:span text:style-name="T15">, </text:span><text:span text:style-name="T15"><text:placeholder text:placeholder-type="text">&lt;if test="study.laboratory_id"&gt;</text:placeholder></text:span><text:span text:style-name="T15"><text:placeholder text:placeholder-type="text">&lt;study.laboratory_id.name&gt;</text:placeholder></text:span><text:span text:style-name="T15"><text:placeholder text:placeholder-type="text">&lt;/if&gt;</text:placeholder></text:span><text:span text:style-name="T15">, </text:span><text:span text:style-name="T15"><text:placeholder text:placeholder-type="text">&lt;if test="study.director_author_id"&gt;</text:placeholder></text:span><text:span text:style-name="T15"><text:placeholder text:placeholder-type="text">&lt;study.director_author_id.name&gt;</text:placeholder></text:span><text:span text:style-name="T15"><text:placeholder text:placeholder-type="text">&lt;/if&gt;</text:placeholder></text:span><text:span text:style-name="T15">, <text:s text:c="5"/></text:span><text:soft-page-break/><text:span text:style-name="T15"><text:placeholder text:placeholder-type="text">&lt;study.number_of_pages&gt;</text:placeholder></text:span><text:span text:style-name="T15"> pag, </text:span><text:span text:style-name="T15"><text:placeholder text:placeholder-type="text">&lt;if test="study.end_date"&gt;</text:placeholder></text:span><text:span text:style-name="T15"><text:placeholder text:placeholder-type="text">&lt;formatLang(study.end_date, date=True)&gt;</text:placeholder></text:span><text:span text:style-name="T15"><text:placeholder text:placeholder-type="text">&lt;/if&gt;</text:placeholder></text:span></text:p>
      <text:p text:style-name="P4"/>
      <text:p text:style-name="P107"><text:placeholder text:placeholder-type="text">&lt;/for&gt;</text:placeholder></text:p>
      <text:p text:style-name="P146"><text:placeholder text:placeholder-type="text">&lt;/if&gt;</text:placeholder></text:p>
      <text:p text:style-name="P173"><text:placeholder text:placeholder-type="text">&lt;/for&gt;</text:placeholder></text:p>
      <text:h text:style-name="P95" text:outline-level="1">Estas informações e documentos estão constantes no Anexo 16.1</text:h>
      <text:p text:style-name="P139"><text:span text:style-name="Fuente_20_de_20_párrafo_20_predeter."><text:span text:style-name="T50"/></text:span></text:p>
      <text:list xml:id="list1481794956" text:continue-numbering="true" text:style-name="WWNum5">
        <text:list-item>
          <text:p text:style-name="P214">Descrição da(s) metodologia(s) analítica(s) para caracterização quali-quantitativa do ingrediente ativo e, quando pertinente, das impurezas toxicologicamente significativas;</text:p>
        </text:list-item>
      </text:list>
      <text:p text:style-name="P127"/>
      <text:h text:style-name="P92" text:outline-level="1"><text:span text:style-name="T64">As impurezas são discutidas na </text:span><text:span text:style-name="T81">“Declaração da Composição Qualitativa e Quantitativa”</text:span><text:span text:style-name="T64"> do produto </text:span><text:span text:style-name="T32"><text:placeholder text:placeholder-type="text">&lt;o.technical_product_id.name&gt;</text:placeholder></text:span><text:span text:style-name="T32">,</text:span><text:span text:style-name="T65"> </text:span></text:h>
      <text:h text:style-name="P93" text:outline-level="1"/>
      <text:h text:style-name="P93" text:outline-level="1">A metologia analítica quali-quantitativa do ingrediente ativo e suas impurezas encontram-se descritas no Estudo de Análise de Cinco Bateladas do produto;</text:h>
      <text:h text:style-name="P93" text:outline-level="1"/>
      <text:h text:style-name="P145" text:outline-level="1">Estas informações e documentos estão constantes no Anexo 16.1</text:h>
      <text:p text:style-name="P125"><text:span text:style-name="Fuente_20_de_20_párrafo_20_predeter."><text:span text:style-name="T48"/></text:span></text:p>
      <text:list xml:id="list1550876149" text:continue-numbering="true" text:style-name="WWNum5">
        <text:list-item>
          <text:p text:style-name="P214">Teste e informações constantes no Anexo IV – Portaria Normativa nº84/96:</text:p>
        </text:list-item>
      </text:list>
      <text:p text:style-name="P127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89">C.5 - Ponto de fusão/ebulição (Anexo 16.6.1)</text:p>
      <text:p text:style-name="P120"><text:placeholder text:placeholder-type="text">&lt;for each="study in studies(o,  'Ponto de fusão','approved')"&gt;</text:placeholder></text:p>
      <text:p text:style-name="P42"/>
      <text:p text:style-name="P53"><text:span text:style-name="T33">Resumo</text:span><text:span text:style-name="T82">: </text:span><text:span text:style-name="T59"><text:placeholder text:placeholder-type="text">&lt;insert_html(study.summary_pt)&gt;</text:placeholder></text:span></text:p>
      <text:p text:style-name="P47"/>
      <text:p text:style-name="P54"><text:span text:style-name="T33">Resultado</text:span><text:span text:style-name="T82">: </text:span><text:span text:style-name="T60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7"><text:placeholder text:placeholder-type="text">&lt;/for&gt;</text:placeholder></text:p>
      <text:p text:style-name="P147"/>
      <text:p text:style-name="P89">C.7 - Pressão de vapor (Anexo 16.6.2)</text:p>
      <text:p text:style-name="P120"><text:placeholder text:placeholder-type="text">&lt;for each="study in studies(o,  'Pressão vapor','approved')"&gt;</text:placeholder></text:p>
      <text:p text:style-name="P157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48"/>
      <text:p text:style-name="P41">Ref.: <text:span text:style-name="T58"><text:placeholder text:placeholder-type="text">&lt;study.reference&gt;</text:placeholder></text:span><text:span text:style-name="T58">, </text:span><text:span text:style-name="T58"><text:placeholder text:placeholder-type="text">&lt;study.name&gt;</text:placeholder></text:span><text:span text:style-name="T58">, </text:span><text:span text:style-name="T58"><text:placeholder text:placeholder-type="text">&lt;if test="study.laboratory_id"&gt;</text:placeholder></text:span><text:span text:style-name="T58"><text:placeholder text:placeholder-type="text">&lt;study.laboratory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if test="study.director_author_id"&gt;</text:placeholder></text:span><text:span text:style-name="T58"><text:placeholder text:placeholder-type="text">&lt;study.director_author_id.name&gt;</text:placeholder></text:span><text:span text:style-name="T58"><text:placeholder text:placeholder-type="text">&lt;/if&gt;</text:placeholder></text:span><text:span text:style-name="T58">, </text:span><text:span text:style-name="T58"><text:placeholder text:placeholder-type="text">&lt;study.number_of_pages&gt;</text:placeholder></text:span><text:span text:style-name="T58"> pag, </text:span><text:span text:style-name="T58"><text:placeholder text:placeholder-type="text">&lt;if test="study.end_date"&gt;</text:placeholder></text:span><text:span text:style-name="T58"><text:placeholder text:placeholder-type="text">&lt;formatLang(study.end_date,date=True)&gt;</text:placeholder></text:span><text:span text:style-name="T58"><text:placeholder text:placeholder-type="text">&lt;/if&gt;</text:placeholder></text:span></text:p>
      <text:p text:style-name="P147"><text:placeholder text:placeholder-type="text">&lt;/for&gt;</text:placeholder></text:p>
      <text:p text:style-name="P147"><text:soft-page-break/></text:p>
      <text:p text:style-name="P91"><text:span text:style-name="T20">C.8 - Solubilidade em água</text:span><text:span text:style-name="T104"> </text:span><text:span text:style-name="T20">(Anexo 16.6.3)</text:span></text:p>
      <text:p text:style-name="P120"><text:placeholder text:placeholder-type="text">&lt;for each="study in studies(o,  'Solubilidade/Miscibilidade','approved')"&gt;</text:placeholder></text:p>
      <text:p text:style-name="P158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56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47"><text:placeholder text:placeholder-type="text">&lt;/for&gt;</text:placeholder></text:p>
      <text:p text:style-name="P49"/>
      <text:p text:style-name="P90">C.14 - Coeficiente de partição N-octanol/água (Anexo 16.6.4)</text:p>
      <text:p text:style-name="P120"><text:placeholder text:placeholder-type="text">&lt;for each="study in studies(o,  'Coeficiente de partição N-octanol/água','approved')"&gt;</text:placeholder></text:p>
      <text:p text:style-name="P158"/>
      <text:p text:style-name="P57"><text:span text:style-name="T33">Resumo</text:span><text:span text:style-name="T82">: </text:span><text:span text:style-name="T62"><text:placeholder text:placeholder-type="text">&lt;insert_html(study.summary_pt)&gt;</text:placeholder></text:span></text:p>
      <text:p text:style-name="P55"/>
      <text:p text:style-name="P58"><text:span text:style-name="T33">Resultado</text:span><text:span text:style-name="T82">: </text:span><text:span text:style-name="T63"><text:placeholder text:placeholder-type="text">&lt;insert_html(study.result_pt)&gt;</text:placeholder></text:span></text:p>
      <text:p text:style-name="P121"/>
      <text:p text:style-name="P45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132"><text:placeholder text:placeholder-type="text">&lt;/for&gt;</text:placeholder></text:p>
      <text:p text:style-name="P127"/>
      <text:list xml:id="list1088196159" text:continue-numbering="true" text:style-name="WWNum5">
        <text:list-item>
          <text:p text:style-name="P214">Outros dados, informações ou documentos exigidos em normas complementares</text:p>
        </text:list-item>
      </text:list>
      <text:p text:style-name="P127"/>
      <text:p text:style-name="P100">Produto de referência, indicando o número de registro (Anexo 15):</text:p>
      <text:p text:style-name="P10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7">Produto de Referência</text:p>
          </table:table-cell>
          <table:table-cell table:style-name="Tabla2.A1" office:value-type="string">
            <text:p text:style-name="P197">Nº Registro MAPA</text:p>
          </table:table-cell>
        </table:table-row>
        <table:table-row table:style-name="Tabla2.1">
          <table:table-cell table:style-name="Tabla2.A2" office:value-type="string">
            <text:p text:style-name="P144"><text:span text:style-name="Fuente_20_de_20_párrafo_20_predeter."><text:span text:style-name="T39"><text:placeholder text:placeholder-type="text">&lt;if test="information(o, 'Produto de referência - Nome')"&gt;</text:placeholder></text:span></text:span><text:span text:style-name="Fuente_20_de_20_párrafo_20_predeter."><text:span text:style-name="T39"><text:placeholder text:placeholder-type="text">&lt;insert_html(information(o, 'Produto de referência - Nome',))&gt;</text:placeholder></text:span></text:span><text:span text:style-name="Fuente_20_de_20_párrafo_20_predeter."><text:span text:style-name="T39"><text:placeholder text:placeholder-type="text">&lt;/if&gt;</text:placeholder></text:span></text:span></text:p>
          </table:table-cell>
          <table:table-cell table:style-name="Tabla2.B2" office:value-type="string">
            <text:p text:style-name="P144"><text:span text:style-name="Fuente_20_de_20_párrafo_20_predeter."><text:span text:style-name="T39"><text:placeholder text:placeholder-type="text">&lt;if test="information(o, 'Produto de referência - Número Registro')"&gt;</text:placeholder></text:span></text:span><text:span text:style-name="Fuente_20_de_20_párrafo_20_predeter."><text:span text:style-name="T39"><text:placeholder text:placeholder-type="text">&lt;insert_html(information(o, 'Produto de referência - Número Registro',))&gt;</text:placeholder></text:span></text:span><text:span text:style-name="Fuente_20_de_20_párrafo_20_predeter."><text:span text:style-name="T39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59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6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5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9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9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80"><text:span text:style-name="T37"><text:placeholder text:placeholder-type="text">&lt;as_list(packaging.packaging_capacity_ids, '; ')&gt;</text:placeholder></text:span><text:span text:style-name="T37"> </text:span><text:span text:style-name="Fuente_20_de_20_párrafo_20_predeter."><text:span text:style-name="T38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79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59"><text:soft-page-break/>Comprovante de recolhimento do valor relativo ao Check-list, constante do Anexo IX, através do Documento Técnico de Arrecadação - DUA:</text:p>
      <text:p text:style-name="P44"/>
      <text:p text:style-name="P7">Segue anexas à capa do requerimento:</text:p>
      <text:p text:style-name="P105"><text:placeholder text:placeholder-type="text">&lt;for each="tax in taxes(o,partner_ref='IBAMA')"&gt;</text:placeholder></text:p>
      <text:p text:style-name="P182"><text:span text:style-name="T81">- 2 vias do Peticionamento Eletrônico </text:span><text:span text:style-name="T105">nº </text:span><text:span text:style-name="T18"><text:placeholder text:placeholder-type="text">&lt;tax.reference&gt;</text:placeholder></text:span></text:p>
      <text:p text:style-name="P155"/>
      <text:p text:style-name="P182"><text:span text:style-name="T81">- Comprovante de pagamento da taxa de conferência de documentação técnica para avaliação e registro de agrotóxicos e afins no valor de R$ </text:span><text:span text:style-name="T18"><text:placeholder text:placeholder-type="text">&lt;tax.amount&gt;</text:placeholder></text:span></text:p>
      <text:p text:style-name="P181"/>
      <text:p text:style-name="P182"><text:span text:style-name="T81">- Justificativa esclarecendo as diferenças de dados numéricos entre o Peticionamento Eletrônico nº </text:span><text:span text:style-name="T18"><text:placeholder text:placeholder-type="text">&lt;tax.reference&gt;</text:placeholder></text:span><text:span text:style-name="T18"> </text:span><text:span text:style-name="T81">e o Requerimento de Registro de Produto Equivalente do </text:span><text:span text:style-name="T21"><text:placeholder text:placeholder-type="text">&lt;o.technical_product_id.name&gt;</text:placeholder></text:span><text:span text:style-name="T21">.</text:span></text:p>
      <text:p text:style-name="P104"><text:placeholder text:placeholder-type="text">&lt;/for&gt;</text:placeholder></text:p>
      <text:p text:style-name="P149"/>
      <text:p text:style-name="P150">Cópia do Certificado de Registro Especial Temporário – RET quando houver testes realizados no Brasil. (Anexo 11.10)</text:p>
      <text:p text:style-name="P150"/>
      <text:p text:style-name="P102"><text:span text:style-name="Fuente_20_de_20_párrafo_20_predeter."><text:span text:style-name="T41"><text:placeholder text:placeholder-type="text">&lt;for each="ret in o.product_in_ret_ids"&gt;</text:placeholder></text:span></text:span></text:p>
      <text:p text:style-name="P101"><text:span text:style-name="T40">Segue cópia autenticada do RET</text:span><text:span text:style-name="Fuente_20_de_20_párrafo_20_predeter."><text:span text:style-name="T10">. </text:span></text:span><text:span text:style-name="T40"><text:s/>Nº </text:span><text:span text:style-name="Fuente_20_de_20_párrafo_20_predeter."><text:span text:style-name="T10"><text:placeholder text:placeholder-type="text">&lt;ret.ret_registry_id.name&gt;</text:placeholder></text:span></text:span><text:span text:style-name="Fuente_20_de_20_párrafo_20_predeter."><text:span text:style-name="T10"> </text:span></text:span><text:span text:style-name="T40">emitido em </text:span><text:span text:style-name="Fuente_20_de_20_párrafo_20_predeter."><text:span text:style-name="T94"><text:placeholder text:placeholder-type="text">&lt;if test="ret.ret_registry_id.registry_date"&gt;</text:placeholder></text:span></text:span><text:span text:style-name="Fuente_20_de_20_párrafo_20_predeter."><text:span text:style-name="T19"><text:placeholder text:placeholder-type="text">&lt;ret.ret_registry_id.registry_date&gt;</text:placeholder></text:span></text:span><text:span text:style-name="Fuente_20_de_20_párrafo_20_predeter."><text:span text:style-name="T94"><text:placeholder text:placeholder-type="text">&lt;/if&gt;</text:placeholder></text:span></text:span><text:span text:style-name="Fuente_20_de_20_párrafo_20_predeter."><text:span text:style-name="T10"> </text:span></text:span><text:span text:style-name="T40">com validade até </text:span><text:span text:style-name="Fuente_20_de_20_párrafo_20_predeter."><text:span text:style-name="T94"><text:placeholder text:placeholder-type="text">&lt;if test="ret.ret_registry_id.registry_expiration_date"&gt;</text:placeholder></text:span></text:span><text:span text:style-name="Fuente_20_de_20_párrafo_20_predeter."><text:span text:style-name="T19"><text:placeholder text:placeholder-type="text">&lt;formatLang(ret.ret_registry_id.registry_expiration_date,date=True)&gt;</text:placeholder></text:span></text:span><text:span text:style-name="Fuente_20_de_20_párrafo_20_predeter."><text:span text:style-name="T94"><text:placeholder text:placeholder-type="text">&lt;/if&gt;</text:placeholder></text:span></text:span><text:span text:style-name="T40">, que suporta as pesquisas realizadas para o produto codificado como <text:s/></text:span><text:span text:style-name="Fuente_20_de_20_párrafo_20_predeter."><text:span text:style-name="T10"><text:placeholder text:placeholder-type="text">&lt;ret.scientific_name&gt;</text:placeholder></text:span></text:span></text:p>
      <text:p text:style-name="P141"><text:span text:style-name="Fuente_20_de_20_párrafo_20_predeter."><text:span text:style-name="T55"><text:placeholder text:placeholder-type="text">&lt;/for&gt;</text:placeholder></text:span></text:span></text:p>
      <text:p text:style-name="P126"><text:span text:style-name="Fuente_20_de_20_párrafo_20_predeter."><text:span text:style-name="T45"><text:placeholder text:placeholder-type="text">&lt;/if&gt;</text:placeholder></text:span></text:span></text:p>
      <text:p text:style-name="P137"><text:span text:style-name="Fuente_20_de_20_párrafo_20_predeter."><text:span text:style-name="T44"><text:placeholder text:placeholder-type="text">&lt;if test="o.type=='formulated_product'"&gt;</text:placeholder></text:span></text:span></text:p>
      <text:list xml:id="list1966942928" text:continue-numbering="true" text:style-name="WWNum5">
        <text:list-item>
          <text:p text:style-name="P213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7"/>
      <text:p text:style-name="P127"><text:span text:style-name="T101">Segue em anexo a Declaração do Processo Produtivo do</text:span><text:span text:style-name="T34"> </text:span><text:span text:style-name="T106"><text:placeholder text:placeholder-type="text">&lt;o.formulated_product_id.name&gt;</text:placeholder></text:span><text:span text:style-name="T106">, </text:span><text:span text:style-name="T101">emitida em </text:span><field:fieldmark-start text:name="__Fieldmark__66349_636580525" field:type=""/><text:span text:style-name="T101">12 de julho de 2010</text:span><field:fieldmark-end/><text:span text:style-name="T101">. </text:span></text:p>
      <text:p text:style-name="P123"><text:span text:style-name="Fuente_20_de_20_párrafo_20_predeter."><text:span text:style-name="T50"/></text:span></text:p>
      <text:list xml:id="list1246857280" text:continue-numbering="true" text:style-name="WWNum5">
        <text:list-item>
          <text:p text:style-name="P214"><text:span text:style-name="Fuente_20_de_20_párrafo_20_predeter."><text:span text:style-name="T101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4"><text:span text:style-name="Fuente_20_de_20_párrafo_20_predeter."><text:span text:style-name="T48"/></text:span></text:p>
      <text:p text:style-name="P124"><text:span text:style-name="Fuente_20_de_20_párrafo_20_predeter."><text:span text:style-name="T56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109">.</text:span></text:span></text:p>
      <text:p text:style-name="P122"><text:span text:style-name="Fuente_20_de_20_párrafo_20_predeter."><text:span text:style-name="T50"/></text:span></text:p>
      <text:list xml:id="list572397397" text:continue-numbering="true" text:style-name="WWNum5">
        <text:list-item>
          <text:p text:style-name="P214"><text:span text:style-name="Fuente_20_de_20_párrafo_20_predeter."><text:span text:style-name="T101">Declaração dos limites máximos e mínimos de variação do teor de cada componente do produto formulado: (Anexo 13.1)</text:span></text:span></text:p>
        </text:list-item>
      </text:list>
      <text:p text:style-name="P124"><text:span text:style-name="Fuente_20_de_20_párrafo_20_predeter."><text:span text:style-name="T48"/></text:span></text:p>
      <text:p text:style-name="P124"><text:span text:style-name="Fuente_20_de_20_párrafo_20_predeter."><text:span text:style-name="T101">Segue em anexo Declaração da Composição Qualitativa e Quantitativa do produto </text:span></text:span><text:span text:style-name="Fuente_20_de_20_párrafo_20_predeter."><text:span text:style-name="T109"><text:placeholder text:placeholder-type="text">&lt;o.formulated_product_id.name&gt;</text:placeholder></text:span></text:span><text:span text:style-name="Fuente_20_de_20_párrafo_20_predeter."><text:span text:style-name="T109">.</text:span></text:span></text:p>
      <text:p text:style-name="P124"><text:span text:style-name="Fuente_20_de_20_párrafo_20_predeter."><text:span text:style-name="T48"/></text:span></text:p>
      <text:list xml:id="list1340295578" text:continue-numbering="true" text:style-name="WWNum5">
        <text:list-item>
          <text:p text:style-name="P214"><text:span text:style-name="Fuente_20_de_20_párrafo_20_predeter."><text:span text:style-name="T101">Informações toxicológicas e ambientais sobre os principais produtos de degradação do produto técnico acompanhadas de cópia de referência bibliográfica:</text:span></text:span></text:p>
        </text:list-item>
      </text:list>
      <text:p text:style-name="P124"><text:span text:style-name="Fuente_20_de_20_párrafo_20_predeter."><text:span text:style-name="T48"/></text:span></text:p>
      <text:p text:style-name="P122"><text:soft-page-break/><text:span text:style-name="Fuente_20_de_20_párrafo_20_predeter."><text:span text:style-name="T56">Não se aplica. Trata-se de Produto Formulado com base em Produto Técnico Equivalente.</text:span></text:span></text:p>
      <text:p text:style-name="P124"/>
      <text:list xml:id="list1562464654" text:continue-numbering="true" text:style-name="WWNum5">
        <text:list-item>
          <text:list>
            <text:list-item>
              <text:p text:style-name="P214"><text:bookmark-start text:name="__DdeLink__27578_1856436204"/><text:span text:style-name="Fuente_20_de_20_párrafo_20_predeter."><text:span text:style-name="T101">Cópia do certificado de registro ou do comprovante de protocolo do requerimento de registro do produto técnico (Anexo 1</text:span></text:span><text:bookmark-end text:name="__DdeLink__27578_1856436204"/><text:span text:style-name="Fuente_20_de_20_párrafo_20_predeter."><text:span text:style-name="T101">3.11)</text:span></text:span></text:p>
            </text:list-item>
          </text:list>
        </text:list-item>
      </text:list>
      <text:p text:style-name="P127"/>
      <text:p text:style-name="P188"><text:placeholder text:placeholder-type="text">&lt;for each="techincal in o.techincal_product_ids"&gt;</text:placeholder></text:p>
      <text:p text:style-name="P188"><text:placeholder text:placeholder-type="text">&lt;for each="techincal_reg in techincal.technical_product_registry_ids"&gt;</text:placeholder></text:p>
      <text:p text:style-name="P189"><text:span text:style-name="T116">Cópia dos protocolos de requerimento de registro do produto</text:span><text:span text:style-name="T118"> </text:span><text:span text:style-name="T27"><text:placeholder text:placeholder-type="text">&lt;techincal_reg.technical_product_id.name&gt;</text:placeholder></text:span><text:span text:style-name="T118"> </text:span><text:span text:style-name="T116">no MAPA, ANVISA e IBAMA, realizados em </text:span><text:span text:style-name="T47"><text:placeholder text:placeholder-type="text">&lt;for each="process in processes(techincal_reg, 'MAPA')"&gt;</text:placeholder></text:span><text:span text:style-name="T47"><text:placeholder text:placeholder-type="text">&lt;if test="process.open_official_letter_id"&gt;</text:placeholder></text:span><text:span text:style-name="T4"><text:placeholder text:placeholder-type="text">&lt;if test="process.open_official_letter_id.protocol_date"&gt;</text:placeholder></text:span><text:span text:style-name="T4"><text:placeholder text:placeholder-type="text">&lt;formatLang(process.open_official_letter_id.protocol_date,date=True)&gt;</text:placeholder></text:span><text:span text:style-name="T4"><text:placeholder text:placeholder-type="text">&lt;/if&gt;</text:placeholder></text:span><text:span text:style-name="T47"><text:placeholder text:placeholder-type="text">&lt;/if&gt;</text:placeholder></text:span><text:span text:style-name="T47"><text:placeholder text:placeholder-type="text">&lt;/for&gt;</text:placeholder></text:span></text:p>
      <text:list xml:id="list3875760442" text:style-name="L1">
        <text:list-item>
          <text:p text:style-name="P204"><text:span text:style-name="T116">Processo no MAPA sob nº </text:span><text:span text:style-name="T117"><text:placeholder text:placeholder-type="text">&lt;for each="process in processes(techincal_reg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5"><text:span text:style-name="T116">Processo na ANVISA sob nº </text:span><text:span text:style-name="T117"><text:placeholder text:placeholder-type="text">&lt;for each="process in processes(techincal_reg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5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187"><text:placeholder text:placeholder-type="text">&lt;/for&gt;</text:placeholder></text:p>
      <text:p text:style-name="P187"><text:placeholder text:placeholder-type="text">&lt;/for&gt;</text:placeholder></text:p>
      <text:p text:style-name="P127"/>
      <text:list xml:id="list1373322883" text:continue-list="list1562464654" text:style-name="WWNum5">
        <text:list-item>
          <text:p text:style-name="P214"><text:span text:style-name="Fuente_20_de_20_párrafo_20_predeter."><text:span text:style-name="T101">Comprovante ou protocolo de registro no Brasil dos componentes do </text:span></text:span><text:span text:style-name="Fuente_20_de_20_párrafo_20_predeter."><text:span text:style-name="T102"><text:placeholder text:placeholder-type="text">&lt;o.formulated_product_id.name&gt;</text:placeholder></text:span></text:span></text:p>
        </text:list-item>
      </text:list>
      <text:p text:style-name="P127"/>
      <text:p text:style-name="P186"><text:span text:style-name="T78">Cópia dos protocolos de requerimento de registro de componentes do produto </text:span><text:span text:style-name="T107"><text:placeholder text:placeholder-type="text">&lt;o.formulated_product_id.name&gt;</text:placeholder></text:span><text:span text:style-name="T70"> </text:span><text:span text:style-name="T78">no MAPA, ANVISA e IBAMA, realizados em </text:span><text:span text:style-name="T74"><text:placeholder text:placeholder-type="text">&lt;for each="process in processes(o, 'MAPA')"&gt;</text:placeholder></text:span><text:span text:style-name="T74"><text:placeholder text:placeholder-type="text">&lt;if test="process.open_official_letter_id"&gt;</text:placeholder></text:span><text:span text:style-name="T74"><text:placeholder text:placeholder-type="text">&lt;if test="process.open_official_letter_id.protocol_date"&gt;</text:placeholder></text:span><text:span text:style-name="T74"><text:placeholder text:placeholder-type="text">&lt;formatLang(process.open_official_letter_id.protocol_date,date=True)&gt;</text:placeholder></text:span><text:span text:style-name="T74"><text:placeholder text:placeholder-type="text">&lt;/if&gt;</text:placeholder></text:span><text:span text:style-name="T74"><text:placeholder text:placeholder-type="text">&lt;/if&gt;</text:placeholder></text:span><text:span text:style-name="T74"><text:placeholder text:placeholder-type="text">&lt;/for&gt;</text:placeholder></text:span></text:p>
      <text:list xml:id="list20290091011" text:style-name="L2">
        <text:list-item>
          <text:p text:style-name="P207"><text:span text:style-name="T116">Processo no MAPA sob nº </text:span><text:span text:style-name="T117"><text:placeholder text:placeholder-type="text">&lt;for each="process in processes(o, 'MAP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6"><text:span text:style-name="T116">Processo na ANVISA sob nº </text:span><text:span text:style-name="T117"><text:placeholder text:placeholder-type="text">&lt;for each="process in processes(o, 'ANVISA')"&gt;</text:placeholder></text:span><text:span text:style-name="T117"><text:placeholder text:placeholder-type="text">&lt;process.name&gt;</text:placeholder></text:span><text:span text:style-name="T117"><text:placeholder text:placeholder-type="text">&lt;/for&gt;</text:placeholder></text:span></text:p>
        </text:list-item>
        <text:list-item>
          <text:p text:style-name="P208"><text:span text:style-name="T119">Processo no IBAMA sob nº </text:span><text:span text:style-name="T119"><text:placeholder text:placeholder-type="text">&lt;for each="process in processes(o, 'IBAMA')"&gt;</text:placeholder></text:span><text:span text:style-name="T119"><text:placeholder text:placeholder-type="text">&lt;process.name&gt;</text:placeholder></text:span><text:span text:style-name="T119"><text:placeholder text:placeholder-type="text">&lt;/for&gt;</text:placeholder></text:span></text:p>
        </text:list-item>
      </text:list>
      <text:p text:style-name="P200"/>
      <text:list xml:id="list1692218010" text:continue-list="list1373322883" text:style-name="WWNum5">
        <text:list-item>
          <text:p text:style-name="P214"><text:span text:style-name="Fuente_20_de_20_párrafo_20_predeter."><text:span text:style-name="T110">Informações e documentos exigidos no Anexo II, item 23 do Decreto 4.074/02 e do § 16 do Decreto 5.981/06. </text:span></text:span></text:p>
        </text:list-item>
      </text:list>
      <text:p text:style-name="P127"/>
      <text:p text:style-name="P128">Vide Anexo 23.</text:p>
      <text:p text:style-name="P97">TESTES E INFORMAÇÕES NECESSÁRIAS À AVALIAÇÃO ECOTOXICOLÓGICA.</text:p>
      <text:p text:style-name="P98">ANEXO 23 - PRODUTO FORMULADO COM BASE EM PRODUTO TÉCNICO EQUIVALENTE</text:p>
      <text:p text:style-name="P99">Este Relatório Técnico contém as informações e documentos exigidos no Anexo II, item 23 do Decreto 4.074/02 e de acordo com o § 16, do Art.10, do Decreto 5.981/06.</text:p>
      <text:p text:style-name="P68"><text:span text:style-name="T71">Relatório de estudos de propriedades físico-químicas</text:span><text:span text:style-name="T70">.</text:span></text:p>
      <text:p text:style-name="P10"/>
      <text:p text:style-name="P10"/>
      <text:p text:style-name="P62">C.1 - Estado físico, aspecto, cor e odor </text:p>
      <text:p text:style-name="P18"/>
      <text:p text:style-name="P112"><text:placeholder text:placeholder-type="text">&lt;for each="study in studies(o, 'Estado Físico, aspecto, cor e odor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2"><text:placeholder text:placeholder-type="text">&lt;for each="study in studies(o, 'Solubilidade/Miscibil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60"><text:span text:style-name="T97">Ref.:</text:span><text:span text:style-name="T95"> </text:span>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</text:span><text:span text:style-name="T95"><text:placeholder text:placeholder-type="text">&lt;study.laboratory_id.name&gt;</text:placeholder></text:span><text:span text:style-name="T95">, </text:span><text:span text:style-name="T95"><text:placeholder text:placeholder-type="text">&lt;study.director_author_id.name&gt;</text:placeholder></text:span><text:span text:style-name="T95">, </text:span><text:span text:style-name="T95"><text:placeholder text:placeholder-type="text">&lt;study.number_of_pages&gt;</text:placeholder></text:span><text:span text:style-name="T95"> pag, </text:span><text:span text:style-name="T93"><text:placeholder text:placeholder-type="text">&lt;if test="study.end_date"&gt;</text:placeholder></text:span><text:span text:style-name="T93"><text:placeholder text:placeholder-type="text">&lt;formatLang(study.end_date,date=True)&gt;</text:placeholder></text:span><text:span text:style-name="T93"><text:placeholder text:placeholder-type="text">&lt;/if&gt;</text:placeholder></text:span><text:span text:style-name="T96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2"><text:placeholder text:placeholder-type="text">&lt;for each="study in studies(o, 'pH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2"><text:placeholder text:placeholder-type="text">&lt;for each="study in studies(o, 'Dens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2"><text:placeholder text:placeholder-type="text">&lt;for each="study in studies(o, 'Tensão superficial de soluçõ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oft-page-break/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61">C.17 - Viscosidade</text:p>
      <text:p text:style-name="P112"/>
      <text:p text:style-name="P112"><text:placeholder text:placeholder-type="text">&lt;for each="study in studies(o, 'Viscosidade')"&gt;</text:placeholder></text:p>
      <text:p text:style-name="P40"><text:span text:style-name="T16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2"><text:placeholder text:placeholder-type="text">&lt;for each="study in studies(o, 'Corrosividade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53"><text:span text:style-name="T91">Ref.:</text:span><text:span text:style-name="T92"> </text:span><text:span text:style-name="T92"><text:placeholder text:placeholder-type="text">&lt;study.reference&gt;</text:placeholder></text:span><text:span text:style-name="T92">, </text:span><text:span text:style-name="T92"><text:placeholder text:placeholder-type="text">&lt;study.name&gt;</text:placeholder></text:span><text:span text:style-name="T92">,</text:span><text:span text:style-name="T92"><text:placeholder text:placeholder-type="text">&lt;study.laboratory_id.name&gt;</text:placeholder></text:span><text:span text:style-name="T92">, </text:span><text:span text:style-name="T92"><text:placeholder text:placeholder-type="text">&lt;study.director_author_id.name&gt;</text:placeholder></text:span><text:span text:style-name="T92">, </text:span><text:span text:style-name="T92"><text:placeholder text:placeholder-type="text">&lt;study.number_of_pages&gt;</text:placeholder></text:span><text:span text:style-name="T92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2"><text:placeholder text:placeholder-type="text">&lt;for each="study in studies(o, 'Estabilidade Térmica e ao Ar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6"><text:span text:style-name="T115"><text:s/></text:span><text:span text:style-name="T115"><text:placeholder text:placeholder-type="text">&lt;for each="study in studies(o, 'Ponto de Fulgor')"&gt;</text:placeholder></text:span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0">D.1 - <text:s/>Microrganismos – Ciclo do Carbono</text:span><text:span text:style-name="T108"> </text:span></text:p>
      <text:p text:style-name="P18"/>
      <text:p text:style-name="P112"><text:placeholder text:placeholder-type="text">&lt;for each="study in studies(o, 'Toxicidade para microorganismos - Ciclo do Carbon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oft-page-break/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2"><text:placeholder text:placeholder-type="text">&lt;for each="study in studies(o, 'Toxicidade para microorganismos - Ciclo de Nitrogêni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2"><text:placeholder text:placeholder-type="text">&lt;for each="study in studies(o, 'Toxicidade para alga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2"><text:placeholder text:placeholder-type="text">&lt;for each="study in studies(o, 'Toxicidade para organismos do solo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2"><text:placeholder text:placeholder-type="text">&lt;for each="study in studies(o, 'Toxicidade para abelha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2"><text:placeholder text:placeholder-type="text">&lt;for each="study in studies(o, 'Toxicidade aguda para microcrustáce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7">D.6.1 - Peixes Agudo </text:p>
      <text:p text:style-name="P18"/>
      <text:p text:style-name="P112"><text:placeholder text:placeholder-type="text">&lt;for each="study in studies(o, 'Toxicidade aguda para peix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2"><text:placeholder text:placeholder-type="text">&lt;for each="study in studies(o, 'Toxicidade dose única (aves)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2"><text:placeholder text:placeholder-type="text">&lt;for each="study in studies(o, 'Toxicidade oral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2"><text:placeholder text:placeholder-type="text">&lt;for each="study in studies(o, 'Toxicidade inalatóri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2"><text:placeholder text:placeholder-type="text">&lt;for each="study in studies(o, 'Toxicidade cutâne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<text:soft-page-break/>F.3.4 - Avaliação de lesões cutâneas. </text:p>
      <text:p text:style-name="P18"/>
      <text:p text:style-name="P112"><text:placeholder text:placeholder-type="text">&lt;for each="study in studies(o, 'Toxicidade cutânea aguda para rato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31">F.4 - Avaliação de lesões oculares.</text:span><text:span text:style-name="T81"> </text:span></text:p>
      <text:p text:style-name="P18"/>
      <text:p text:style-name="P112"><text:placeholder text:placeholder-type="text">&lt;for each="study in studies(o, 'Irritação ocular curto prazo (coelhos)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2"><text:placeholder text:placeholder-type="text">&lt;for each="study in studies(o, 'Potencial genotóxico para procariont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90"/>
      <text:p text:style-name="P66">G.1.2 - Eucariontes. </text:p>
      <text:p text:style-name="P37"/>
      <text:p text:style-name="P112"><text:placeholder text:placeholder-type="text">&lt;for each="study in studies(o, 'Potencial genotóxico para eucariontes')"&gt;</text:placeholder></text:p>
      <text:p text:style-name="P40"><text:span text:style-name="T9">Resumo</text:span><text:span text:style-name="T99">:</text:span><text:span text:style-name="T100"> </text:span><text:span text:style-name="T98"><text:placeholder text:placeholder-type="text">&lt;insert_html(study.summary_pt)&gt;</text:placeholder></text:span></text:p>
      <text:p text:style-name="P40"><text:span text:style-name="T99">Resultado:</text:span><text:span text:style-name="T100"> </text:span><text:span text:style-name="T98"><text:placeholder text:placeholder-type="text">&lt;insert_html(study.result_pt)&gt;</text:placeholder></text:span></text:p>
      <text:p text:style-name="P148"><text:span text:style-name="T88">Ref.:</text:span><text:span text:style-name="T87"> </text:span><text:span text:style-name="T89"><text:placeholder text:placeholder-type="text">&lt;study.reference&gt;</text:placeholder></text:span><text:span text:style-name="T89">, </text:span><text:span text:style-name="T89"><text:placeholder text:placeholder-type="text">&lt;study.name&gt;</text:placeholder></text:span><text:span text:style-name="T89">,</text:span><text:span text:style-name="T89"><text:placeholder text:placeholder-type="text">&lt;study.laboratory_id.name&gt;</text:placeholder></text:span><text:span text:style-name="T89">, </text:span><text:span text:style-name="T89"><text:placeholder text:placeholder-type="text">&lt;study.director_author_id.name&gt;</text:placeholder></text:span><text:span text:style-name="T89">, </text:span><text:span text:style-name="T89"><text:placeholder text:placeholder-type="text">&lt;study.number_of_pages&gt;</text:placeholder></text:span><text:span text:style-name="T89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91"/>
      <text:p text:style-name="P192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92">I - mesmo tipo de formulação;</text:p>
      <text:p text:style-name="P192">II - mesmas indicações de culturas e modalidades de emprego já registradas;</text:p>
      <text:p text:style-name="P192">III - aplicação de quantidade igual ou inferior de ingrediente ativo durante o ciclo ou safra da cultura; e</text:p>
      <text:p text:style-name="P192">IV - intervalo de segurança igual ou superior.</text:p>
      <text:p text:style-name="P192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8">Segue anexo “Método analítico para determinação de resíduos de </text:span><text:span text:style-name="T75"><text:placeholder text:placeholder-type="text">&lt;ing.ingredient_id.name&gt;</text:placeholder></text:span><text:span text:style-name="T78"> em diversas culturas”</text:span><text:span text:style-name="T76"> (ANEXO 13.11)</text:span></text:p>
      <text:p text:style-name="P17"><text:s/></text:p>
      <text:p text:style-name="P151"><text:placeholder text:placeholder-type="text">&lt;/for&gt;</text:placeholder></text:p>
      <text:p text:style-name="P108"><text:bookmark-end text:name="bmkMetoSemResiduo"/></text:p>
      <text:p text:style-name="P62">Informações referentes a sua compatibilidade com outros produtos. </text:p>
      <text:p text:style-name="P110"/>
      <text:p text:style-name="P114"><text:placeholder text:placeholder-type="text">&lt;for each="inf in informations(o, 'Compatibilidade com outros produtos')"&gt;</text:placeholder></text:p>
      <text:p text:style-name="P115"><text:placeholder text:placeholder-type="text">&lt;insert_html(inf)&gt;</text:placeholder></text:p>
      <text:p text:style-name="P201"/>
      <text:p text:style-name="P201"><text:placeholder text:placeholder-type="text">&lt;/for&gt;</text:placeholder></text:p>
      <text:p text:style-name="P185"/>
      <text:p text:style-name="P62">Outros dados, informações ou documentos exigidos em normas complementares </text:p>
      <text:p text:style-name="P193"/>
      <text:p text:style-name="P65"><text:bookmark-start text:name="Bookmark2"/>ANEXO I, ITEM II DA PORTARIA NORMATIVA Nº84, DE 15 DE OUTUBRO DE 1996</text:p>
      <text:p text:style-name="P194"/>
      <text:p text:style-name="P35"><text:span text:style-name="T70">Modelos de bula e rótulo: </text:span><text:span text:style-name="T78">(</text:span><text:span text:style-name="T70">Anexo 13.10</text:span><text:span text:style-name="T78">)</text:span></text:p>
      <text:p text:style-name="P194"/>
      <text:p text:style-name="P7">Segue anexo modelo de bula e rótulo - via eletrônica (CD – anexo à capa do requerimento) e via impressa.</text:p>
      <text:p text:style-name="P195"/>
      <text:p text:style-name="P12">Descrição das embalagens: tipo, material, capacidade volumétrica e tipo de rotulagem:</text:p>
      <text:p text:style-name="P10"><text:bookmark-start text:name="bmkEmbTipo1"/></text:p>
      <text:list xml:id="list253331014" text:style-name="WWNum43">
        <text:list-header>
          <text:p text:style-name="P218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7"><text:placeholder text:placeholder-type="text">&lt;as_list(packaging.packaging_capacity_ids, '; ')&gt;</text:placeholder></text:span><text:span text:style-name="T7"> </text:span><text:span text:style-name="Fuente_20_de_20_párrafo_20_predeter."><text:span text:style-name="T8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8">Segue anexas </text:span><text:span text:style-name="T70">à capa do requerimento</text:span><text:span text:style-name="T78">: </text:span></text:p>
      <text:p text:style-name="P7"><text:soft-page-break/></text:p>
      <text:p text:style-name="P105"><text:placeholder text:placeholder-type="text">&lt;for each="tax in taxes(o, partner_ref='ANVISA')"&gt;</text:placeholder></text:p>
      <text:p text:style-name="P105"/>
      <text:p text:style-name="P184"><text:span text:style-name="T78">- 2 vias do Peticionamento Eletrônico nº </text:span><text:span text:style-name="T73"><text:placeholder text:placeholder-type="text">&lt;tax.reference&gt;</text:placeholder></text:span><text:span text:style-name="T73"> </text:span><text:span text:style-name="T78">gerado no Sistema de Serviços On-line.</text:span></text:p>
      <text:p text:style-name="P198"/>
      <text:p text:style-name="P184"><text:span text:style-name="T78">- Comprovante de pagamento da taxa de conferência de documentação técnica para avaliação e registro de agrotóxicos e afins no valor de R$ </text:span><text:span text:style-name="T73"><text:placeholder text:placeholder-type="text">&lt;tax.amount&gt;</text:placeholder></text:span></text:p>
      <text:p text:style-name="P7"/>
      <text:p text:style-name="P184"><text:span text:style-name="T78">- Justificativa esclarecendo as diferenças de dados numéricos entre o Peticionamento Eletrônico nº </text:span><text:span text:style-name="T73"><text:placeholder text:placeholder-type="text">&lt;tax.reference&gt;</text:placeholder></text:span><text:span text:style-name="T73"> </text:span><text:span text:style-name="T78">e o Requerimento de Registro de</text:span><text:span text:style-name="T71"> </text:span><text:span text:style-name="T111"><text:placeholder text:placeholder-type="text">&lt;o.formulated_product_id.name&gt;</text:placeholder></text:span></text:p>
      <text:p text:style-name="P183"/>
      <text:p text:style-name="P117"><text:span text:style-name="T79"><text:s text:c="5"/>- </text:span><text:bookmark-start text:name="Bookmark3"/><text:span text:style-name="T79">CD com as FISPQS e FE dos componentes utilizados na formulação do produto</text:span><text:span text:style-name="T71"> </text:span><text:span text:style-name="T111"><text:placeholder text:placeholder-type="text">&lt;o.formulated_product_id.name&gt;</text:placeholder></text:span></text:p>
      <text:p text:style-name="P196"/>
      <text:p text:style-name="P109"><text:placeholder text:placeholder-type="text">&lt;/for&gt;</text:placeholder></text:p>
      <text:p text:style-name="P196"/>
      <text:p text:style-name="P196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span text:style-name="T80">Segue RET nº </text:span><text:span text:style-name="T80"><text:placeholder text:placeholder-type="text">&lt;ret.ret_registry_id.name&gt;</text:placeholder></text:span><text:bookmark-start text:name="Bookmark8"/><text:span text:style-name="T80"> emitido em </text:span><text:span text:style-name="T85"><text:placeholder text:placeholder-type="text">&lt;if test="ret.ret_registry_id.registry_date"&gt;</text:placeholder></text:span><text:span text:style-name="T90"><text:placeholder text:placeholder-type="text">&lt;formatLang(ret.ret_registry_id.registry_date,date=True)&gt;</text:placeholder></text:span><text:span text:style-name="T85"><text:placeholder text:placeholder-type="text">&lt;/if&gt;</text:placeholder></text:span><text:span text:style-name="T80"> com validade até </text:span><text:span text:style-name="T85"><text:placeholder text:placeholder-type="text">&lt;if test="ret.ret_registry_id.registry_expiration_date"&gt;</text:placeholder></text:span><text:span text:style-name="T80"><text:placeholder text:placeholder-type="text">&lt;formatLang(ret.ret_registry_id.registry_expiration_date,date=True)&gt;</text:placeholder></text:span><text:span text:style-name="T85"><text:placeholder text:placeholder-type="text">&lt;/if&gt;</text:placeholder></text:span><text:span text:style-name="T80"> que suporta as pesquisas realizadas para o produto</text:span><text:bookmark-end text:name="Bookmark8"/><text:span text:style-name="T80"> </text:span><text:span text:style-name="Fuente_20_de_20_párrafo_20_predeter."><text:span text:style-name="T120"><text:placeholder text:placeholder-type="text">&lt;ret.scientific_name&gt;</text:placeholder></text:span></text:span></text:p>
      <text:p text:style-name="P8"><text:placeholder text:placeholder-type="text">&lt;/for&gt;</text:placeholder></text:p>
      <text:p text:style-name="P193"/>
      <text:p text:style-name="P35"><text:span text:style-name="T71">Metodologia validada para determinação de teor de ingrediente ativo no produto formulado, de acordo com a ABNT ou norma internacionalmente reconhecida (</text:span><text:span text:style-name="T72">Anexo 23.7.1</text:span><text:span text:style-name="T71">)</text:span></text:p>
      <text:p text:style-name="P111"><text:placeholder text:placeholder-type="text">&lt;for each="ing in cqqs(o,'chemical')"&gt;</text:placeholder></text:p>
      <text:p text:style-name="P109"/>
      <text:p text:style-name="P35"><text:span text:style-name="T80">Segue anexo o Método de Análise de Teor validado do(s) ingrediente(s) ativo(s) </text:span><text:span text:style-name="T75"><text:placeholder text:placeholder-type="text">&lt;ing.ingredient_id.name&gt;</text:placeholder></text:span><text:span text:style-name="T80"> em produtos técnico e formulado, conforme NBR-14029.</text:span></text:p>
      <text:p text:style-name="P152"/>
      <text:p text:style-name="P151"><text:placeholder text:placeholder-type="text">&lt;/for&gt;</text:placeholder></text:p>
      <text:p text:style-name="P113"><text:placeholder text:placeholder-type="text">&lt;for each="study in studies(o, 'Método Analítico de Teor/Validação')"&gt;</text:placeholder></text:p>
      <text:p text:style-name="P153"><text:span text:style-name="T112">Ref</text:span><text:span text:style-name="T113">.: </text:span><text:span text:style-name="T114"><text:placeholder text:placeholder-type="text">&lt;study.reference&gt;</text:placeholder></text:span><text:span text:style-name="T114">, </text:span><text:span text:style-name="T114"><text:placeholder text:placeholder-type="text">&lt;study.name&gt;</text:placeholder></text:span><text:span text:style-name="T114">,</text:span><text:span text:style-name="T114"><text:placeholder text:placeholder-type="text">&lt;study.laboratory_id.name&gt;</text:placeholder></text:span><text:span text:style-name="T114">, </text:span><text:span text:style-name="T114"><text:placeholder text:placeholder-type="text">&lt;study.director_author_id.name&gt;</text:placeholder></text:span><text:span text:style-name="T114">, <text:s text:c="5"/></text:span><text:span text:style-name="T114"><text:placeholder text:placeholder-type="text">&lt;study.number_of_pages&gt;</text:placeholder></text:span><text:span text:style-name="T114"> pag, </text:span><text:span text:style-name="T86"><text:placeholder text:placeholder-type="text">&lt;if test="study.end_date"&gt;</text:placeholder></text:span><text:span text:style-name="T86"><text:placeholder text:placeholder-type="text">&lt;formatLang(study.end_date,date=True)&gt;</text:placeholder></text:span><text:span text:style-name="T86"><text:placeholder text:placeholder-type="text">&lt;/if&gt;</text:placeholder></text:span></text:p>
      <text:p text:style-name="P199"/>
      <text:p text:style-name="P133"><text:placeholder text:placeholder-type="text">&lt;/for&gt;</text:placeholder></text:p>
      <text:p text:style-name="P133"><text:placeholder text:placeholder-type="text">&lt;/if&gt;</text:placeholder></text:p>
      <text:p text:style-name="P127"/>
      <text:p text:style-name="P127"/>
      <text:p text:style-name="P80"><text:span text:style-name="T82">Curitiba, </text:span><text:span text:style-name="T35"><text:date style:data-style-name="N76" text:date-value="2013-09-30T15:44:10" text:fixed="true">30 de setembro de 2013</text:date></text:span><text:span text:style-name="T82"> </text:span></text:p>
      <text:p text:style-name="P78"><text:soft-page-break/></text:p>
      <text:p text:style-name="P78"/>
      <text:p text:style-name="P78"/>
      <text:p text:style-name="P20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1">ALTA – América Latina Tecnologia Agrícola</text:p>
            <text:p text:style-name="P21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210">Responsável Técnico e Representante Legal</text:p>
          </table:table-cell>
        </table:table-row>
      </table:table>
      <text:p text:style-name="P216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76</meta:editing-cycles>
    <meta:creation-date>2013-06-25T18:02:18</meta:creation-date>
    <dc:date>2014-02-12T15:51:40</dc:date>
    <meta:editing-duration>PT18H42M18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81" meta:word-count="2609" meta:character-count="27816" meta:non-whitespace-character-count="25542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